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/>
    <style:font-face style:name="Symbol" svg:font-family="Symbo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1.2335in"/>
    </style:style>
    <style:style style:name="co3" style:family="table-column">
      <style:table-column-properties fo:break-before="auto" style:column-width="0.5508in"/>
    </style:style>
    <style:style style:name="co4" style:family="table-column">
      <style:table-column-properties fo:break-before="auto" style:column-width="0.1543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3.7327in"/>
    </style:style>
    <style:style style:name="co8" style:family="table-column">
      <style:table-column-properties fo:break-before="auto" style:column-width="4.3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209in" fo:break-before="auto" style:use-optimal-row-height="false"/>
    </style:style>
    <style:style style:name="ro4" style:family="table-row">
      <style:table-row-properties style:row-height="0.1043in" fo:break-before="auto" style:use-optimal-row-height="fals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1.5134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style:font-name="Arial" style:font-name-asian="Arial" style:font-size-complex="5.69999980926514pt"/>
    </style:style>
    <style:style style:name="T2" style:family="text">
      <style:text-properties style:font-name="Symbol" fo:font-size="12pt" style:font-name-asian="Symbol" style:font-size-asian="12pt" style:font-size-complex="6.80000019073486pt"/>
    </style:style>
    <style:style style:name="T3" style:family="text">
      <style:text-properties style:font-name="Arial" fo:font-size="10pt" style:font-name-asian="Arial" style:font-size-asian="10pt" style:font-size-complex="5.69999980926514pt"/>
    </style:style>
    <style:style style:name="T4" style:family="text">
      <style:text-properties fo:font-size="12pt" style:font-size-asian="12pt" style:font-size-complex="6.80000019073486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-ranges="Sheet1.A1:Sheet1.F30 Sheet1.A31:Sheet1.F46">
        <office:forms form:automatic-focus="false" form:apply-design-mode="false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Leng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u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Emery item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left justified, space padded, nullable</text:p>
          </table:table-cell>
          <table:table-cell office:value-type="string" calcext:value-type="string">
            <text:p>Primary UPC/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 up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lef justified, space padded, nullable</text:p>
          </table:table-cell>
          <table:table-cell office:value-type="string" calcext:value-type="string">
            <text:p>Alternate UPC/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left justified, space padded</text:p>
          </table:table-cell>
          <table:table-cell office:value-type="string" calcext:value-type="string">
            <text:p>Item descrip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dor sku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left justified, space padded, nullable</text:p>
          </table:table-cell>
          <table:table-cell office:value-type="string" calcext:value-type="string">
            <text:p>Vendor's item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dor i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Emery's vendor 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dor nam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left justified, space padded</text:p>
          </table:table-cell>
          <table:table-cell office:value-type="string" calcext:value-type="string">
            <text:p>Vendor 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ken ca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(Y or N)</text:p>
          </table:table-cell>
          <table:table-cell office:value-type="string" calcext:value-type="string">
            <text:p>Allow broken case or n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ail pa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left justified, space padded</text:p>
          </table:table-cell>
          <table:table-cell office:value-type="string" calcext:value-type="string">
            <text:p>Increment in which an item is sold at reta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k o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left justified, space padded</text:p>
          </table:table-cell>
          <table:table-cell office:value-type="string" calcext:value-type="string">
            <text:p>Case size (stock pack) if NBC yes, otherwise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st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ber(4.3)</text:p>
          </table:table-cell>
          <table:table-cell office:value-type="string" calcext:value-type="string">
            <text:p>left justified, space padded, decimal included</text:p>
          </table:table-cell>
          <table:table-cell office:value-type="string" calcext:value-type="string">
            <text:p>Customer specific c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ail 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umber(4.2)</text:p>
          </table:table-cell>
          <table:table-cell office:value-type="string" calcext:value-type="string">
            <text:p>left justified, space padded, decimal included</text:p>
          </table:table-cell>
          <table:table-cell office:value-type="string" calcext:value-type="string">
            <text:p>Customer specific reta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umber(6.3)</text:p>
          </table:table-cell>
          <table:table-cell office:value-type="string" calcext:value-type="string">
            <text:p>left justified, space padded, decimal included, nullable</text:p>
          </table:table-cell>
          <table:table-cell office:value-type="string" calcext:value-type="string">
            <text:p>Item leng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umber(6.3)</text:p>
          </table:table-cell>
          <table:table-cell office:value-type="string" calcext:value-type="string">
            <text:p>left justified, space padded, decimal included, nullable</text:p>
          </table:table-cell>
          <table:table-cell office:value-type="string" calcext:value-type="string">
            <text:p>Item wid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ight 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umber(6.3)</text:p>
          </table:table-cell>
          <table:table-cell office:value-type="string" calcext:value-type="string">
            <text:p>left justified, space padded, decimal included, nullable</text:p>
          </table:table-cell>
          <table:table-cell office:value-type="string" calcext:value-type="string">
            <text:p>Item heigh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igh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umber(6.3)</text:p>
          </table:table-cell>
          <table:table-cell office:value-type="string" calcext:value-type="string">
            <text:p>left justified, space padded, decimal included, nullable</text:p>
          </table:table-cell>
          <table:table-cell office:value-type="string" calcext:value-type="string">
            <text:p>Item We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b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umber(6.3)</text:p>
          </table:table-cell>
          <table:table-cell office:value-type="string" calcext:value-type="string">
            <text:p>left justified, space padded, decimal included, nullable</text:p>
          </table:table-cell>
          <table:table-cell office:value-type="string" calcext:value-type="string">
            <text:p>Item cube in inch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left justified, space padded</text:p>
          </table:table-cell>
          <table:table-cell office:value-type="string" calcext:value-type="string">
            <text:p>Unit of mea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rh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NRHA identif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d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MDC identif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FLC identif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left justified, space padded, nullable</text:p>
          </table:table-cell>
          <table:table-cell office:value-type="string" calcext:value-type="string">
            <text:p>Describes the item as a nou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ie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left justified, space padded, nullable</text:p>
          </table:table-cell>
          <table:table-cell office:value-type="string" calcext:value-type="string">
            <text:p>Describes the type of noun (adjectiv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rchase history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left justified, space padded, decimal included</text:p>
          </table:table-cell>
          <table:table-cell office:value-type="string" calcext:value-type="string">
            <text:p>Rolliing 12 number of units order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ontinu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Y or blank</text:p>
          </table:table-cell>
          <table:table-cell office:value-type="string" calcext:value-type="string">
            <text:p>Flag for an item that has been discontinued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Record Length</text:p>
          </table:table-cell>
          <table:table-cell table:formula="of:=SUM([.B2:.B26])" office:value-type="float" office:value="439" calcext:value-type="float">
            <text:p>439</text:p>
          </table:table-cell>
          <table:table-cell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Additional Information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6" table:number-rows-spanned="1">
            <text:p>The catalog export filename format is CATALOGn(6).TXT. Where n is the emery customer number.  </text:p>
            <text:p>Ex: CATALOG123456.txt; </text:p>
            <text:p>Catalog must be all caps.</text:p>
          </table:table-cell>
          <table:covered-table-cell table:number-columns-repeated="5" table:style-name="ce4"/>
          <table:table-cell table:number-columns-repeated="1018"/>
        </table:table-row>
        <table:table-row table:style-name="ro4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6" table:number-rows-spanned="1">
            <text:p>The file maintenance filename format is FMn(6).TXT; where n is the emery customer number.  </text:p>
            <text:p>Ex: FM123456.TXT.  </text:p>
            <text:p>FM must be all caps.</text:p>
          </table:table-cell>
          <table:covered-table-cell table:number-columns-repeated="5" table:style-name="ce4"/>
          <table:table-cell table:number-columns-repeated="1018"/>
        </table:table-row>
        <table:table-row table:style-name="ro5">
          <table:table-cell table:style-name="Default"/>
          <table:table-cell table:number-columns-repeated="1023"/>
        </table:table-row>
        <table:table-row table:style-name="ro6">
          <table:table-cell table:style-name="ce5" office:value-type="string" calcext:value-type="string" table:number-columns-spanned="6" table:number-rows-spanned="1">
            <text:p><text:span text:style-name="T1">The price change filename format is PRCn(6).TXT; where n is the emery customer number.</text:span></text:p>
            <text:p><text:span text:style-name="T1">Ex: PRC123456.TXT.</text:span></text:p>
            <text:p><text:span text:style-name="T1">PRC must be all caps.</text:span></text:p>
            <text:p><text:span text:style-name="T1">The only field values populated in the pricing file are:</text:span></text:p>
            <text:p><text:span text:style-name="T2">·</text:span><text:span text:style-name="T3">Emery item#</text:span><text:span text:style-name="T4"> </text:span></text:p>
            <text:p><text:span text:style-name="T2">·</text:span><text:span text:style-name="T3">Sell Price</text:span><text:span text:style-name="T4"> </text:span></text:p>
            <text:p><text:span text:style-name="T2">·</text:span><text:span text:style-name="T3">Retail</text:span><text:span text:style-name="T4"> </text:span></text:p>
            <text:p><text:span text:style-name="T2">·</text:span><text:span text:style-name="T3">Shipping UOM</text:span><text:span text:style-name="T4"> </text:span></text:p>
          </table:table-cell>
          <table:covered-table-cell table:number-columns-repeated="5"/>
          <table:table-cell table:number-columns-repeated="1018"/>
        </table:table-row>
      </table:table>
      <table:table table:name="Sheet2" table:style-name="ta2" table:print="false">
        <table:table-column table:style-name="co7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Symbol" svg:font-family="Symbo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748in" fo:margin-right="0.748in" style:first-page-number="continue" style:scale-to="85%" style:writing-mode="lr-tb"/>
      <style:header-style>
        <style:header-footer-properties fo:min-height="0.2957in" fo:margin-left="0in" fo:margin-right="0in" fo:margin-bottom="0.3173in"/>
      </style:header-style>
      <style:footer-style>
        <style:header-footer-properties fo:min-height="0.2957in" fo:margin-left="0in" fo:margin-right="0in" fo:margin-top="0.3453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14:27:46.126164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style:region-left>
          <text:p><text:span text:style-name="MT1">Emery-Waterhouse Rocksolid File Layout</text:span></text:p>
        </style:region-left>
      </style:header>
      <style:header-left style:display="false">
        <style:region-left>
          <text:p><text:span text:style-name="MT1">Emery-Waterhouse Rocksolid File Layout</text:span></text:p>
        </style:region-left>
      </style:header-left>
      <style:footer>
        <style:region-left>
          <text:p><text:span text:style-name="MT2">Emery-Waterhouse </text:span><text:span text:style-name="MT2"><text:date style:data-style-name="N2" text:date-value="2015-10-16">00/00/0000</text:date></text:span></text:p>
        </style:region-left>
      </style:footer>
      <style:footer-left style:display="false">
        <style:region-left>
          <text:p><text:span text:style-name="MT2">Emery-Waterhouse </text:span><text:span text:style-name="MT2"><text:date style:data-style-name="N2" text:date-value="2015-10-16">00/00/0000</text:date></text:span></text:p>
        </style:region-left>
      </style:footer-left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Fisher</meta:initial-creator>
    <meta:creation-date>2009-06-05T10:39:19</meta:creation-date>
    <dc:date>2015-10-16T14:28:16.253028475</dc:date>
    <meta:print-date>2009-06-10T15:07:59</meta:print-date>
    <meta:generator>LibreOffice/4.2.8.2$Linux_X86_64 LibreOffice_project/420m0$Build-2</meta:generator>
    <meta:editing-duration>PT36M57S</meta:editing-duration>
    <meta:editing-cycles>8</meta:editing-cycles>
    <meta:document-statistic meta:table-count="3" meta:cell-count="131" meta:object-count="0"/>
    <meta:user-defined meta:name="Info 1"/>
    <meta:user-defined meta:name="Info 2"/>
    <meta:user-defined meta:name="Info 3"/>
    <meta:user-defined meta:name="Info 4"/>
  </office:meta>
</office:document-meta>
</file>